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style:font-name="Liberation Sans"/>
    </style:style>
    <style:style style:name="P3" style:family="paragraph" style:parent-style-name="Title">
      <style:text-properties style:font-name="Liberation Sans" officeooo:rsid="004995eb" officeooo:paragraph-rsid="004995eb"/>
    </style:style>
    <style:style style:name="P4" style:family="paragraph" style:parent-style-name="Text_20_body" style:list-style-name="L4">
      <style:text-properties officeooo:rsid="004cb5a0" officeooo:paragraph-rsid="004ded4c"/>
    </style:style>
    <style:style style:name="P5" style:family="paragraph" style:parent-style-name="Text_20_body" style:list-style-name="L3">
      <style:text-properties style:font-name="Liberation Serif" officeooo:rsid="003e9c06" officeooo:paragraph-rsid="004ded4c"/>
    </style:style>
    <style:style style:name="P6" style:family="paragraph" style:parent-style-name="Text_20_body">
      <style:text-properties style:font-name="Liberation Serif" officeooo:rsid="003e9c06" officeooo:paragraph-rsid="004ded4c"/>
    </style:style>
    <style:style style:name="P7" style:family="paragraph" style:parent-style-name="Text_20_body">
      <style:text-properties style:font-name="Liberation Serif" style:text-underline-style="none" fo:font-weight="normal" officeooo:rsid="003e9c06" officeooo:paragraph-rsid="004ded4c" style:font-weight-asian="normal" style:font-weight-complex="normal"/>
    </style:style>
    <style:style style:name="P8" style:family="paragraph" style:parent-style-name="Text_20_body" style:list-style-name="L3">
      <style:text-properties style:font-name="Liberation Serif" officeooo:rsid="00404de8" officeooo:paragraph-rsid="004ded4c"/>
    </style:style>
    <style:style style:name="P9" style:family="paragraph" style:parent-style-name="Text_20_body" style:list-style-name="L3">
      <style:text-properties style:font-name="Liberation Serif" officeooo:rsid="004102b2" officeooo:paragraph-rsid="004ded4c"/>
    </style:style>
    <style:style style:name="P10" style:family="paragraph" style:parent-style-name="Text_20_body">
      <style:text-properties style:text-line-through-style="none" style:text-line-through-type="none" style:font-name="Liberation Serif" fo:font-style="normal" style:text-underline-style="none" fo:font-weight="normal" officeooo:rsid="00413267" officeooo:paragraph-rsid="004ded4c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style:font-name="Liberation Sans" officeooo:rsid="004ded4c" officeooo:paragraph-rsid="004ded4c"/>
    </style:style>
    <style:style style:name="P12" style:family="paragraph" style:parent-style-name="Heading_20_1">
      <style:text-properties style:font-name="Liberation Sans" officeooo:rsid="003b1533" officeooo:paragraph-rsid="003b1533"/>
    </style:style>
    <style:style style:name="P13" style:family="paragraph" style:parent-style-name="Heading_20_1">
      <style:text-properties officeooo:rsid="004cb5a0" officeooo:paragraph-rsid="004ded4c"/>
    </style:style>
    <style:style style:name="P14" style:family="paragraph" style:parent-style-name="Heading_20_1">
      <style:text-properties style:font-name="Liberation Serif" officeooo:rsid="003e9c06" officeooo:paragraph-rsid="004ded4c"/>
    </style:style>
    <style:style style:name="T1" style:family="text">
      <style:text-properties officeooo:rsid="00404de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cb5a0" style:font-style-asian="italic" style:font-style-complex="italic"/>
    </style:style>
    <style:style style:name="T4" style:family="text">
      <style:text-properties fo:font-style="italic" officeooo:rsid="00404de8" style:font-style-asian="italic" style:font-style-complex="italic"/>
    </style:style>
    <style:style style:name="T5" style:family="text">
      <style:text-properties officeooo:rsid="00413267"/>
    </style:style>
    <style:style style:name="T6" style:family="text">
      <style:text-properties officeooo:rsid="004ca8d4"/>
    </style:style>
    <style:style style:name="T7" style:family="text">
      <style:text-properties officeooo:rsid="004cba38"/>
    </style:style>
    <style:style style:name="T8" style:family="text">
      <style:text-properties officeooo:rsid="004cb5a0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4cb5a0" style:font-style-asian="normal" style:font-style-complex="normal"/>
    </style:style>
    <style:style style:name="T11" style:family="text">
      <style:text-properties fo:font-style="normal" officeooo:rsid="00404de8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dynamoDB</text:span>: odimh5_<text:span text:style-name="T6">index</text:span></text:p>
      <text:p text:style-name="P2"><text:date style:data-style-name="N37" text:date-value="2016-09-19T20:35:17.090508551">19/09/16</text:date> </text:p>
      <text:h text:style-name="P12" text:outline-level="1">Summary</text:h>
      <text:p text:style-name="P11">Indexes volumes in the s3 bucket odimh5_archive. Used for many parts of wv! Items and preliminary attributes are initially added by wv_prep (h5_size, stop_timestamp) and regrid in wv_process provides sig_refl and tilt information. </text:p>
      <text:h text:style-name="P14" text:outline-level="1"><text:span text:style-name="T8">Database Structure</text:span></text:h>
      <text:p text:style-name="P6"><text:span text:style-name="T8">Table name</text:span>: <text:tab/><text:tab/><text:span text:style-name="T8">wxradar-odimh5-index </text:span></text:p>
      <text:p text:style-name="P7"><text:span text:style-name="T8">Partition Key</text:span>: <text:tab/><text:tab/>radar_id <text:span text:style-name="T8">(number)</text:span></text:p>
      <text:p text:style-name="P10"><text:span text:style-name="T8">Sort Key</text:span>:<text:tab/><text:tab/><text:span text:style-name="T8">start_timestamp (string)</text:span></text:p>
      <text:p text:style-name="P6"><text:span text:style-name="T9">Attributes: </text:span></text:p>
      <text:list xml:id="list2238216306330084041" text:style-name="L3">
        <text:list-item>
          <text:list>
            <text:list-item>
              <text:p text:style-name="P5"><text:span text:style-name="T5">h5_</text:span>size (number)</text:p>
            </text:list-item>
            <text:list-item>
              <text:p text:style-name="P8">stop_timestamp (string)</text:p>
            </text:list-item>
            <text:list-item>
              <text:p text:style-name="P8">sig_refl_flag (binary) <text:span text:style-name="T2">– </text:span><text:span text:style-name="T3">added by wv_process</text:span></text:p>
            </text:list-item>
            <text:list-item>
              <text:p text:style-name="P9">tilt1 (number) <text:span text:style-name="T4">– </text:span><text:span text:style-name="T3">added by wv_process</text:span></text:p>
            </text:list-item>
            <text:list-item>
              <text:p text:style-name="P9">tilt2 (number)<text:span text:style-name="T1"> </text:span><text:span text:style-name="T4">– </text:span><text:span text:style-name="T3">added by wv_process</text:span></text:p>
            </text:list-item>
            <text:list-item>
              <text:p text:style-name="P9"><text:span text:style-name="T10">vel_ni (number)</text:span><text:span text:style-name="T11"> </text:span><text:span text:style-name="T4">– </text:span><text:span text:style-name="T3">added by wv_process, only exists if velocity data is present</text:span></text:p>
            </text:list-item>
          </text:list>
        </text:list-item>
      </text:list>
      <text:h text:style-name="P13" text:outline-level="1">Usage</text:h>
      <text:list xml:id="list192774752234402175" text:style-name="L4">
        <text:list-item>
          <text:p text:style-name="P4">wv_prep: <text:tab/>Check if volumes exist before downloading</text:p>
        </text:list-item>
        <text:list-item>
          <text:p text:style-name="P4">wv_process: <text:tab/>For realtime operations: check for new files (sig_refl_flag) does not exist</text:p>
        </text:list-item>
        <text:list-item>
          <text:p text:style-name="P4">wv_kml:<text:tab/>Filtering <text:span text:style-name="T7">volumes </text:span>for radar_id, times, <text:span text:style-name="T7">sig_refl</text:span></text:p>
        </text:list-item>
        <text:list-item>
          <text:p text:style-name="P4"><text:span text:style-name="T8">wv_clim:<text:tab/>Filtering volumes for radar_id, times, sig_ref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09-19T20:34:56.784908926</dc:date>
    <meta:editing-duration>PT6H26M24S</meta:editing-duration>
    <meta:editing-cycles>37</meta:editing-cycles>
    <meta:generator>LibreOffice/5.1.5.2$Linux_X86_64 LibreOffice_project/10$Build-2</meta:generator>
    <meta:print-date>2016-09-09T13:44:58.029916611</meta:print-date>
    <meta:document-statistic meta:table-count="0" meta:image-count="0" meta:object-count="0" meta:page-count="1" meta:paragraph-count="21" meta:word-count="130" meta:character-count="905" meta:non-whitespace-character-count="794"/>
  </office:meta>
</office:document-meta>
</file>